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Waree" svg:font-family="Waree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nux Biolinum G" svg:font-family="'Linux Biolinum G'" style:font-pitch="variable"/>
    <style:font-face style:name="Purisa" svg:font-family="Purisa" style:font-pitch="variable"/>
    <style:font-face style:name="Qikki Reg" svg:font-family="'Qikki Reg'" style:font-pitch="variable"/>
    <style:font-face style:name="VTC Letterer Pro" svg:font-family="'VTC Letterer Pro'" style:font-pitch="variable"/>
    <style:font-face style:name="Carlito" svg:font-family="Carlito" style:font-family-generic="swiss" style:font-pitch="variable"/>
    <style:font-face style:name="DejaVu Sans Condensed" svg:font-family="'DejaVu Sans Condensed'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20pt" fo:font-weight="bold" officeooo:rsid="001613bd" officeooo:paragraph-rsid="001613bd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DejaVu Sans Condensed" fo:font-size="20pt" fo:font-weight="bold" officeooo:rsid="001613bd" officeooo:paragraph-rsid="001613b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Bitstream Vera Sans Mono" fo:font-size="20pt" fo:font-weight="bold" officeooo:rsid="001613bd" officeooo:paragraph-rsid="001613b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Purisa" fo:font-size="20pt" fo:font-weight="bold" officeooo:rsid="0017ea90" officeooo:paragraph-rsid="0017ea90" style:font-size-asian="20pt" style:font-weight-asian="bold" style:font-size-complex="20pt" style:font-weight-complex="bold"/>
    </style:style>
    <style:style style:name="P5" style:family="paragraph" style:parent-style-name="Standard">
      <style:text-properties style:font-name="VTC Letterer Pro" fo:font-size="60pt" fo:font-weight="bold" officeooo:rsid="0017ea90" officeooo:paragraph-rsid="0017ea90" style:font-size-asian="60pt" style:font-weight-asian="bold" style:font-size-complex="60pt" style:font-weight-complex="bold"/>
    </style:style>
    <style:style style:name="P6" style:family="paragraph" style:parent-style-name="Standard">
      <style:text-properties style:font-name="VTC Letterer Pro" fo:font-size="60pt" fo:font-weight="bold" officeooo:rsid="001613bd" officeooo:paragraph-rsid="0017ea90" style:font-size-asian="60pt" style:font-weight-asian="bold" style:font-size-complex="60pt" style:font-weight-complex="bold"/>
    </style:style>
    <style:style style:name="P7" style:family="paragraph" style:parent-style-name="Standard">
      <style:text-properties style:font-name="VTC Letterer Pro" fo:font-size="60pt" fo:font-weight="bold" officeooo:rsid="00136441" officeooo:paragraph-rsid="00136441" style:font-size-asian="60pt" style:font-weight-asian="bold" style:font-size-complex="60pt" style:font-weight-complex="bold"/>
    </style:style>
    <style:style style:name="P8" style:family="paragraph" style:parent-style-name="Standard">
      <style:text-properties style:font-name="FreeSans" fo:font-size="20pt" fo:font-weight="bold" officeooo:rsid="001613bd" officeooo:paragraph-rsid="001613bd" style:font-size-asian="20pt" style:font-weight-asian="bold" style:font-size-complex="20pt" style:font-weight-complex="bold"/>
    </style:style>
    <style:style style:name="P9" style:family="paragraph" style:parent-style-name="Standard">
      <style:text-properties fo:color="#000000" loext:opacity="100%" style:font-name="VTC Letterer Pro" fo:font-size="12pt" fo:font-weight="bold" officeooo:rsid="001613bd" officeooo:paragraph-rsid="0017ea90" style:font-size-asian="11.4499998092651pt" style:font-weight-asian="bold" style:font-size-complex="13.0500001907349pt" style:font-weight-complex="bold"/>
    </style:style>
    <style:style style:name="P10" style:family="paragraph" style:parent-style-name="Standard">
      <style:text-properties fo:color="#000000" loext:opacity="100%" style:font-name="Carlito" fo:font-size="12pt" fo:font-weight="bold" officeooo:rsid="00136441" officeooo:paragraph-rsid="00136441" style:font-size-asian="11.4499998092651pt" style:font-weight-asian="bold" style:font-size-complex="13.0500001907349pt" style:font-weight-complex="bold"/>
    </style:style>
    <style:style style:name="P11" style:family="paragraph" style:parent-style-name="Standard">
      <style:text-properties fo:color="#18a303" loext:opacity="100%" style:font-name="VTC Letterer Pro" fo:font-size="20pt" fo:font-weight="bold" officeooo:rsid="0017ea90" officeooo:paragraph-rsid="0017ea90" style:font-size-asian="20pt" style:font-weight-asian="bold" style:font-size-complex="20pt" style:font-weight-complex="bold"/>
    </style:style>
    <style:style style:name="P12" style:family="paragraph" style:parent-style-name="Standard">
      <style:text-properties style:font-name="Droid Sans Fallback" fo:font-size="20pt" fo:font-weight="normal" officeooo:rsid="0013baf5" officeooo:paragraph-rsid="0013baf5" style:font-size-asian="20pt" style:font-weight-asian="normal" style:font-size-complex="20pt" style:font-weight-complex="normal"/>
    </style:style>
    <style:style style:name="P13" style:family="paragraph" style:parent-style-name="Standard">
      <style:text-properties fo:color="#009c3b" loext:opacity="100%" style:font-name="VTC Letterer Pro" fo:font-size="60pt" fo:font-weight="bold" officeooo:rsid="00131242" officeooo:paragraph-rsid="00131242" style:font-size-asian="60pt" style:font-weight-asian="bold" style:font-size-complex="60pt" style:font-weight-complex="bold"/>
    </style:style>
    <style:style style:name="P14" style:family="paragraph" style:parent-style-name="Standard">
      <style:text-properties style:font-name="Qikki Reg" fo:font-size="20pt" fo:font-weight="bold" officeooo:rsid="0017ea90" officeooo:paragraph-rsid="0017ea90" style:font-size-asian="20pt" style:font-weight-asian="bold" style:font-size-complex="20pt" style:font-weight-complex="bold"/>
    </style:style>
    <style:style style:name="P15" style:family="paragraph" style:parent-style-name="Standard">
      <style:text-properties style:font-name="Linux Biolinum G" fo:font-size="60pt" fo:font-weight="bold" officeooo:rsid="0017ea90" officeooo:paragraph-rsid="0013baf5" style:font-size-asian="60pt" style:font-weight-asian="bold" style:font-size-complex="60pt" style:font-weight-complex="bold"/>
    </style:style>
    <style:style style:name="P16" style:family="paragraph" style:parent-style-name="Standard">
      <style:text-properties style:font-name="Liberation Sans Narrow" fo:font-size="60pt" fo:font-weight="bold" officeooo:rsid="0017ae49" officeooo:paragraph-rsid="0017ae49" style:font-size-asian="60pt" style:font-weight-asian="bold" style:font-size-complex="60pt" style:font-weight-complex="bold"/>
    </style:style>
    <style:style style:name="P17" style:family="paragraph" style:parent-style-name="Standard">
      <style:text-properties fo:color="#18a303" loext:opacity="100%" style:font-name="VTC Letterer Pro" fo:font-size="60pt" fo:font-weight="bold" officeooo:rsid="00131242" officeooo:paragraph-rsid="0017ea90" style:font-size-asian="60pt" style:font-weight-asian="bold" style:font-size-complex="60pt" style:font-weight-complex="bold"/>
    </style:style>
    <style:style style:name="P18" style:family="paragraph" style:parent-style-name="Standard">
      <style:text-properties fo:color="#009c3b" loext:opacity="100%" style:font-name="Liberation Sans Narrow" fo:font-size="60pt" fo:font-weight="bold" officeooo:rsid="00131242" officeooo:paragraph-rsid="0017ae49" style:font-size-asian="60pt" style:font-weight-asian="bold" style:font-size-complex="60pt" style:font-weight-complex="bold"/>
    </style:style>
    <style:style style:name="P19" style:family="paragraph" style:parent-style-name="Standard">
      <style:text-properties fo:color="#000000" loext:opacity="100%" style:font-name="Carlito" fo:font-size="12pt" fo:font-weight="bold" officeooo:rsid="00136441" officeooo:paragraph-rsid="00136441" style:font-size-asian="11.4499998092651pt" style:font-weight-asian="bold" style:font-size-complex="13.0500001907349pt" style:font-weight-complex="bold"/>
    </style:style>
    <style:style style:name="T1" style:family="text">
      <style:text-properties fo:color="#18a303" loext:opacity="100%"/>
    </style:style>
    <style:style style:name="T2" style:family="text">
      <style:text-properties fo:color="#18a303" loext:opacity="100%" officeooo:rsid="00131242"/>
    </style:style>
    <style:style style:name="T3" style:family="text">
      <style:text-properties fo:color="#0369a3" loext:opacity="100%" officeooo:rsid="00131242"/>
    </style:style>
    <style:style style:name="T4" style:family="text">
      <style:text-properties fo:color="#36a325" loext:opacity="100%"/>
    </style:style>
    <style:style style:name="T5" style:family="text">
      <style:text-properties fo:color="#094c73" loext:opacity="100%"/>
    </style:style>
    <style:style style:name="T6" style:family="text">
      <style:text-properties officeooo:rsid="00131242"/>
    </style:style>
    <style:style style:name="T7" style:family="text">
      <style:text-properties fo:color="#002776" loext:opacity="100%" officeooo:rsid="00131242"/>
    </style:style>
    <style:style style:name="T8" style:family="text">
      <style:text-properties fo:color="#002776" loext:opacity="100%" fo:font-weight="normal" officeooo:rsid="0013baf5" style:font-weight-asian="normal" style:font-weight-complex="normal"/>
    </style:style>
    <style:style style:name="T9" style:family="text">
      <style:text-properties fo:color="#009c3b" loext:opacity="100%"/>
    </style:style>
    <style:style style:name="T10" style:family="text">
      <style:text-properties fo:color="#009c3b" loext:opacity="100%" officeooo:rsid="00131242"/>
    </style:style>
    <style:style style:name="T11" style:family="text">
      <style:text-properties fo:color="#009c3b" loext:opacity="100%" style:font-name="VTC Letterer Pro" officeooo:rsid="00131242"/>
    </style:style>
    <style:style style:name="T12" style:family="text">
      <style:text-properties officeooo:rsid="0013ba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tk</text:p>
      <text:p text:style-name="P1">T<text:span text:style-name="T12">tk</text:span>K</text:p>
      <text:p text:style-name="P8"/>
      <text:p text:style-name="P2">T<text:span text:style-name="T12">tk</text:span>K</text:p>
      <text:p text:style-name="P3">T<text:span text:style-name="T12">tk</text:span>K</text:p>
      <text:p text:style-name="P4">TK</text:p>
      <text:p text:style-name="P4"/>
      <text:p text:style-name="P14">&lt;<text:span text:style-name="T6">tk&gt;</text:span></text:p>
      <text:p text:style-name="P11"/>
      <text:p text:style-name="P5"><text:span text:style-name="T1">&lt;</text:span><text:span text:style-name="T3">tk</text:span><text:span text:style-name="T2">&gt;</text:span></text:p>
      <text:p text:style-name="P17"/>
      <text:p text:style-name="P16"><text:span text:style-name="T11">&lt;</text:span><text:span text:style-name="T7">tk</text:span><text:span text:style-name="T11">&gt;</text:span></text:p>
      <text:p text:style-name="P18"/>
      <text:p text:style-name="P15"><text:span text:style-name="T10">&lt;</text:span><text:span text:style-name="T8">tk</text:span><text:span text:style-name="T10">&gt;</text:span></text:p>
      <text:p text:style-name="P13">&lt;&gt;</text:p>
      <text:p text:style-name="P7"><text:span text:style-name="T7">T</text:span><text:span text:style-name="T9">K</text:span></text:p>
      <text:p text:style-name="P4"><text:soft-page-break/></text:p>
      <text:p text:style-name="P6"><text:span text:style-name="T5">T</text:span><text:span text:style-name="T4">K</text:span></text:p>
      <text:p text:style-name="P9"/>
      <text:p text:style-name="P10"><text:a xlink:type="simple" xlink:href="https://pt.wikipedia.org/wiki/Predefinição:Cores_da_bandeira_do_Brasil" text:style-name="Internet_20_link" text:visited-style-name="Visited_20_Internet_20_Link">https://pt.wikipedia.org/wiki/Predefini%C3%A7%C3%A3o:Cores_da_bandeira_do_Brasil</text:a></text:p>
      <text:p text:style-name="P10"><text:a xlink:type="simple" xlink:href="https://www.1001fonts.com/comic-fonts.html?page=4" text:style-name="Internet_20_link" text:visited-style-name="Visited_20_Internet_20_Link">https://www.1001fonts.com/comic-fonts.html?page=4</text:a> </text:p>
      <text:p text:style-name="P10"><text:a xlink:type="simple" xlink:href="https://crop-circle.imageonline.co/" text:style-name="Internet_20_link" text:visited-style-name="Visited_20_Internet_20_Link">https://crop-circle.imageonline.co/</text:a> </text:p>
      <text:p text:style-name="P10"><text:a xlink:type="simple" xlink:href="https://cloudconvert.com/png-converter" text:style-name="Internet_20_link" text:visited-style-name="Visited_20_Internet_20_Link">https://cloudconvert.com/png-converter</text:a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Waree" svg:font-family="Waree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nux Biolinum G" svg:font-family="'Linux Biolinum G'" style:font-pitch="variable"/>
    <style:font-face style:name="Purisa" svg:font-family="Purisa" style:font-pitch="variable"/>
    <style:font-face style:name="Qikki Reg" svg:font-family="'Qikki Reg'" style:font-pitch="variable"/>
    <style:font-face style:name="VTC Letterer Pro" svg:font-family="'VTC Letterer Pro'" style:font-pitch="variable"/>
    <style:font-face style:name="Carlito" svg:font-family="Carlito" style:font-family-generic="swiss" style:font-pitch="variable"/>
    <style:font-face style:name="DejaVu Sans Condensed" svg:font-family="'DejaVu Sans Condensed'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Waree" fo:font-size="11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Waree" fo:font-size="11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Waree" fo:font-family="Waree" fo:font-size="13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Waree" fo:font-family="Waree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Waree" fo:font-family="Waree" fo:font-size="11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Waree" fo:font-family="Waree"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8-30T11:17:44.870615682</meta:creation-date>
    <dc:date>2021-08-31T10:59:00.717871339</dc:date>
    <meta:editing-duration>PT1H16M35S</meta:editing-duration>
    <meta:editing-cycles>5</meta:editing-cycles>
    <meta:generator>LibreOffice/7.1.1.2$Linux_X86_64 LibreOffice_project/fe0b08f4af1bacafe4c7ecc87ce55bb426164676</meta:generator>
    <meta:document-statistic meta:table-count="0" meta:image-count="0" meta:object-count="0" meta:page-count="2" meta:paragraph-count="16" meta:word-count="16" meta:character-count="242" meta:non-whitespace-character-count="240"/>
  </office:meta>
</office:document-meta>
</file>